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82fa6" officeooo:paragraph-rsid="00082fa6"/>
    </style:style>
    <style:style style:name="P2" style:family="paragraph" style:parent-style-name="Text_20_body">
      <style:text-properties style:font-name="Liberation Mono" fo:font-size="10pt" fo:font-style="italic" officeooo:rsid="0008f985" officeooo:paragraph-rsid="0008f985" style:font-name-asian="NSimSun" style:font-size-asian="10pt" style:font-style-asian="italic" style:font-name-complex="Liberation Mono" style:font-size-complex="10pt" style:font-style-complex="italic"/>
    </style:style>
    <style:style style:name="P3" style:family="paragraph" style:parent-style-name="Text_20_body">
      <style:text-properties style:font-name="Liberation Mono" fo:font-size="10pt" fo:font-style="normal" officeooo:rsid="000a416a" officeooo:paragraph-rsid="000a416a" style:font-name-asian="NSimSun" style:font-size-asian="10pt" style:font-style-asian="normal" style:font-name-complex="Liberation Mono" style:font-size-complex="10pt" style:font-style-complex="normal"/>
    </style:style>
    <style:style style:name="P4" style:family="paragraph" style:parent-style-name="Text_20_body">
      <style:text-properties style:font-name="Liberation Mono" fo:font-size="10pt" fo:font-style="normal" style:text-underline-style="solid" style:text-underline-width="auto" style:text-underline-color="font-color" officeooo:rsid="000a416a" officeooo:paragraph-rsid="000a416a" style:font-name-asian="NSimSun" style:font-size-asian="10pt" style:font-style-asian="normal" style:font-name-complex="Liberation Mono" style:font-size-complex="10pt" style:font-style-complex="normal"/>
    </style:style>
    <style:style style:name="P5" style:family="paragraph" style:parent-style-name="Text_20_body">
      <style:text-properties officeooo:paragraph-rsid="000c1ee9"/>
    </style:style>
    <style:style style:name="P6" style:family="paragraph" style:parent-style-name="Preformatted_20_Text">
      <style:paragraph-properties fo:text-align="center" style:justify-single-word="false"/>
      <style:text-properties officeooo:rsid="00082fa6" officeooo:paragraph-rsid="00082fa6"/>
    </style:style>
    <style:style style:name="P7" style:family="paragraph" style:parent-style-name="Preformatted_20_Text">
      <style:text-properties officeooo:rsid="000c1ee9" officeooo:paragraph-rsid="000c1ee9"/>
    </style:style>
    <style:style style:name="P8" style:family="paragraph" style:parent-style-name="Text_20_body" style:list-style-name="L2">
      <style:text-properties style:font-name="Liberation Mono" fo:font-size="10pt" officeooo:rsid="0008f985" officeooo:paragraph-rsid="0008f985" style:font-name-asian="NSimSun" style:font-size-asian="10pt" style:font-name-complex="Liberation Mono" style:font-size-complex="10pt"/>
    </style:style>
    <style:style style:name="P9" style:family="paragraph" style:parent-style-name="Text_20_body" style:list-style-name="L3">
      <style:text-properties style:font-name="Liberation Mono" fo:font-size="10pt" fo:font-style="normal" officeooo:rsid="0008f985" officeooo:paragraph-rsid="0008f985" style:font-name-asian="NSimSun" style:font-size-asian="10pt" style:font-style-asian="normal" style:font-name-complex="Liberation Mono" style:font-size-complex="10pt" style:font-style-complex="normal"/>
    </style:style>
    <style:style style:name="P10" style:family="paragraph" style:parent-style-name="Text_20_body" style:list-style-name="L4">
      <style:text-properties style:font-name="Liberation Mono" fo:font-size="10pt" fo:font-style="normal" officeooo:rsid="000989a1" officeooo:paragraph-rsid="000989a1" style:font-name-asian="NSimSun" style:font-size-asian="10pt" style:font-style-asian="normal" style:font-name-complex="Liberation Mono" style:font-size-complex="10pt" style:font-style-complex="normal"/>
    </style:style>
    <style:style style:name="P11" style:family="paragraph" style:parent-style-name="Preformatted_20_Text" style:list-style-name="L1">
      <style:text-properties officeooo:rsid="0008f985" officeooo:paragraph-rsid="00082fa6"/>
    </style:style>
    <style:style style:name="P12" style:family="paragraph" style:parent-style-name="Preformatted_20_Text" style:list-style-name="L1">
      <style:text-properties officeooo:rsid="0008f985" officeooo:paragraph-rsid="0008f985"/>
    </style:style>
    <style:style style:name="P13" style:family="paragraph" style:parent-style-name="Preformatted_20_Text">
      <style:text-properties style:text-underline-style="solid" style:text-underline-width="auto" style:text-underline-color="font-color" officeooo:rsid="000a416a" officeooo:paragraph-rsid="000a416a"/>
    </style:style>
    <style:style style:name="P14" style:family="paragraph" style:parent-style-name="Heading_20_1">
      <style:paragraph-properties fo:text-align="center" style:justify-single-word="false"/>
      <style:text-properties officeooo:rsid="00082fa6" officeooo:paragraph-rsid="00082fa6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Heading_20_2">
      <style:text-properties officeooo:rsid="000c1ee9" officeooo:paragraph-rsid="000c1ee9"/>
    </style:style>
    <style:style style:name="P17" style:family="paragraph" style:parent-style-name="Heading_20_3">
      <style:text-properties style:text-underline-style="solid" style:text-underline-width="auto" style:text-underline-color="font-color" officeooo:rsid="0008f985" officeooo:paragraph-rsid="0008f985"/>
    </style:style>
    <style:style style:name="T1" style:family="text">
      <style:text-properties officeooo:rsid="0008f9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Compte rendu Web-Sémantique</text:h>
      <text:p text:style-name="P6"><text:span text:style-name="T1">N</text:span>otre projet porte sur les 12 travaux d’Hercule, <text:span text:style-name="T1">et la mythologie qui les entoures</text:span></text:p>
      <text:p text:style-name="P6">Pour ne pas perdre trop de temps sur cette <text:span text:style-name="T1">étape nous n’avons fait que les tâches N*1,2,6,9 et 12.<text:line-break/>La tâche est la ressource central à laquelle peut se greffer des informations telles que</text:span> l<text:span text:style-name="T1">es raisons de la tâches,</text:span> le demandeur, les objectifs, <text:span text:style-name="T1">les étapes ...</text:span></text:p>
      <text:h text:style-name="P15" text:outline-level="2">Manipulation base de connaissance </text:h>
      <text:h text:style-name="P17" text:outline-level="3">Requête SPARQL</text:h>
      <text:list xml:id="list7311552086351700229" text:style-name="L1">
        <text:list-item>
          <text:p text:style-name="P11">Aller dans le menu pour charger un fichier</text:p>
        </text:list-item>
        <text:list-item>
          <text:p text:style-name="P12">Choisir de charger les fichiers de base</text:p>
        </text:list-item>
        <text:list-item>
          <text:p text:style-name="P12">Retour au menu principal</text:p>
        </text:list-item>
        <text:list-item>
          <text:p text:style-name="P12">Choisir le menu pour faire une requête dans le model</text:p>
        </text:list-item>
        <text:list-item>
          <text:p text:style-name="P12">Écrire votre requête</text:p>
        </text:list-item>
      </text:list>
      <text:p text:style-name="P13">Exemple :</text:p>
      <text:p text:style-name="P7">SELECT distinct * WHERE {&lt;<text:a xlink:type="simple" xlink:href="http://www.example.com/base#Hercule" text:style-name="Internet_20_link" text:visited-style-name="Visited_20_Internet_20_Link">http://www.example.com/base#Hercule</text:a>&gt; ?predicate ?objet}</text:p>
      <text:h text:style-name="P17" text:outline-level="3">Ajouter une ressource</text:h>
      <text:list xml:id="list2003382928536541555" text:style-name="L2">
        <text:list-item>
          <text:p text:style-name="P8">Une fois la base chargée</text:p>
        </text:list-item>
        <text:list-item>
          <text:p text:style-name="P8">Aller dans le menu « Ajouter triple »</text:p>
        </text:list-item>
        <text:list-item>
          <text:p text:style-name="P8">Indiquez l’URI de la ressource à ajouter</text:p>
        </text:list-item>
      </text:list>
      <text:p text:style-name="P2">(Si elle existe déjà elle sera détecter, sinon le programme ajoutera une nouvelle ressource)</text:p>
      <text:list xml:id="list3445489960108933933" text:style-name="L3">
        <text:list-item>
          <text:p text:style-name="P9">Une fois la ressource donnée entrez « 1 » pour indiquez que vous souhaitez ajouter une propriété</text:p>
        </text:list-item>
        <text:list-item>
          <text:p text:style-name="P9">Entrez l’URI de la propriété</text:p>
        </text:list-item>
      </text:list>
      <text:p text:style-name="P2">(Si elle existe déjà elle sera détecter, sinon le programme ajoutera une nouvelle propriété)</text:p>
      <text:list xml:id="list6353478770645594512" text:style-name="L4">
        <text:list-item>
          <text:p text:style-name="P10">Entre l’URI du sujet</text:p>
        </text:list-item>
        <text:list-item>
          <text:p text:style-name="P10">Si vous souhaitez ajouter une autre propriété entrez « 1 » sinon autrez autre chose et La ressource sera ajoutée avec une seule propriété.</text:p>
        </text:list-item>
      </text:list>
      <text:p text:style-name="P4">Exemple :</text:p>
      <text:p text:style-name="P3"><text:a xlink:type="simple" xlink:href="http://www.example.com/base#Zeus" text:style-name="Internet_20_link" text:visited-style-name="Visited_20_Internet_20_Link">http://www.example.com/base#Zeus</text:a><text:line-break/><text:a xlink:type="simple" xlink:href="http://www.example.com/properties#son_of" text:style-name="Internet_20_link" text:visited-style-name="Visited_20_Internet_20_Link">http://www.example.com/properties#son_of</text:a><text:line-break/><text:a xlink:type="simple" xlink:href="http://www.example.com/base#Chronos" text:style-name="Internet_20_link" text:visited-style-name="Visited_20_Internet_20_Link">http://www.example.com/base#Chronos</text:a></text:p>
      <text:h text:style-name="P16" text:outline-level="2">Inference :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2fa6" officeooo:paragraph-rsid="00082f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rcours SA<text:tab/><text:tab/>Gaspard Desmoulins / Coruble Clov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14:44:14.001000000</dc:date>
    <meta:editing-duration>PT37M30S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6" meta:word-count="237" meta:character-count="1458" meta:non-whitespace-character-count="1257"/>
  </office:meta>
</office:document-meta>
</file>